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854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5875in"/>
    </style:style>
    <style:style style:name="Table1.B" style:family="table-column">
      <style:table-column-properties style:column-width="1.7708in"/>
    </style:style>
    <style:style style:name="Table1.C" style:family="table-column">
      <style:table-column-properties style:column-width="2.166in"/>
    </style:style>
    <style:style style:name="Table1.D" style:family="table-column">
      <style:table-column-properties style:column-width="1.96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_20__28_Web_29_">
      <loext:graphic-properties draw:fill="solid" draw:fill-color="#ffffff"/>
      <style:paragraph-properties fo:margin-top="0in" fo:margin-bottom="0in" loext:contextual-spacing="false" fo:text-align="center" style:justify-single-word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in" fo:margin-bottom="0.1945in" loext:contextual-spacing="false" fo:text-align="center" style:justify-single-word="false" fo:background-color="#fffff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22bd75" officeooo:paragraph-rsid="0022bd75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en" fo:country="US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officeooo:rsid="0022bd75" officeooo:paragraph-rsid="0022bd75"/>
    </style:style>
    <style:style style:name="T1" style:family="text">
      <style:text-properties style:font-name="Times New Roman,Bold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ffd62" style:font-name-complex="Times New Roman1"/>
    </style:style>
    <style:style style:name="T6" style:family="text">
      <style:text-properties style:font-name="Times New Roman" officeooo:rsid="0020dab5" style:font-name-complex="Times New Roman1"/>
    </style:style>
    <style:style style:name="T7" style:family="text">
      <style:text-properties style:font-name="Times New Roman" fo:font-weight="bold" style:font-weight-asian="bold" style:font-name-complex="Times New Roman1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No шага</text:p>
          </table:table-cell>
          <table:table-cell table:style-name="Table1.A1" office:value-type="string">
            <text:p text:style-name="P2">Состояние резольвенты, и вывод: дальнейшие действия (почему?)</text:p>
            <text:p text:style-name="P3"/>
          </table:table-cell>
          <table:table-cell table:style-name="Table1.A1" office:value-type="string">
            <text:p text:style-name="P2">Для каких термов запускается алгоритм унификации: Т1=Т2 и каков <text:span text:style-name="T1">результат </text:span>(и подстановка)</text:p>
            <text:p text:style-name="P3"/>
          </table:table-cell>
          <table:table-cell table:style-name="Table1.A1" office:value-type="string">
            <text:p text:style-name="P1">Дальнейшие действия: прямой ход или откат (почему и к чему приводит?)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</text:span></text:p>
          </table:table-cell>
          <table:table-cell table:style-name="Table1.A1" office:value-type="string">
            <text:p text:style-name="P3"><text:span text:style-name="T2">odd_list([1, 2, 3, 4], Result)</text:span></text:p>
          </table:table-cell>
          <table:table-cell table:style-name="Table1.A1" office:value-type="string">
            <text:p text:style-name="P3"><text:span text:style-name="T2">odd_list([_, Head | Tail], [Head | ResTail]) </text:span><text:span text:style-name="T4">и</text:span><text:span text:style-name="T2"> odd_list([1, 2, 3, 4], Result) </text:span><text:span text:style-name="T7">Результат</text:span><text:span text:style-name="T3">:</text:span><text:span text:style-name="T2"> </text:span><text:span text:style-name="T4">успех</text:span><text:span text:style-name="T2"> + </text:span><text:span text:style-name="T4">подстановка</text:span><text:span text:style-name="T2"> {_ = 1, Head = 2, Tail = [3, 4], Result = [2 | Restail]}</text:span></text:p>
          </table:table-cell>
          <table:table-cell table:style-name="Table1.A1" office:value-type="string">
            <text:p text:style-name="P3"><text:span text:style-name="T4">Заголовок правила заменяется его телом </text:span><text:span text:style-name="T2">c</text:span><text:span text:style-name="T4"> учетом подстановки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2</text:span></text:p>
          </table:table-cell>
          <table:table-cell table:style-name="Table1.A1" office:value-type="string">
            <text:p text:style-name="P3"><text:span text:style-name="T4">odd_list(</text:span><text:span text:style-name="T2">[3, 4], </text:span><text:span text:style-name="T4">ResTail)</text:span></text:p>
          </table:table-cell>
          <table:table-cell table:style-name="Table1.A1" office:value-type="string">
            <text:p text:style-name="P3"><text:span text:style-name="T2">odd_list([_, Head | Tail], [Head | ResTail]) </text:span><text:span text:style-name="T4">и</text:span><text:span text:style-name="T2"> odd_list([3, 4], Result) </text:span><text:span text:style-name="T7">Результат</text:span><text:span text:style-name="T3">:</text:span><text:span text:style-name="T2"> </text:span><text:span text:style-name="T4">успех</text:span><text:span text:style-name="T2"> + </text:span><text:span text:style-name="T4">подстановка</text:span><text:span text:style-name="T2"> {_ = 3, Head = 4, Tail = [], Result = [4 | Restail]}</text:span></text:p>
          </table:table-cell>
          <table:table-cell table:style-name="Table1.A1" office:value-type="string">
            <text:p text:style-name="P3"><text:span text:style-name="T4">Заголовок правила заменяется его телом </text:span><text:span text:style-name="T2">c</text:span><text:span text:style-name="T4"> учетом подстановки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4">3</text:span></text:p>
          </table:table-cell>
          <table:table-cell table:style-name="Table1.A1" office:value-type="string">
            <text:p text:style-name="P3"><text:span text:style-name="T4">odd_list(</text:span><text:span text:style-name="T2">[], </text:span><text:span text:style-name="T4">ResTail)</text:span></text:p>
          </table:table-cell>
          <table:table-cell table:style-name="Table1.A1" office:value-type="string">
            <text:p text:style-name="P3"><text:span text:style-name="T2">odd_list([_, Head | Tail], [Head | ResTail]) </text:span><text:span text:style-name="T4">и</text:span><text:span text:style-name="T2"> odd_list([], Result) </text:span></text:p>
            <text:p text:style-name="P3"><text:span text:style-name="T7">Результат:</text:span><text:span text:style-name="T4"> неудача, термы не унифицируемы</text:span></text:p>
          </table:table-cell>
          <table:table-cell table:style-name="Table1.A1" office:value-type="string">
            <text:p text:style-name="P3"><text:span text:style-name="T4">Переход к следующему терму</text:span></text:p>
          </table:table-cell>
        </table:table-row>
        <table:table-row table:style-name="Table1.1">
          <table:table-cell table:style-name="Table1.A5" office:value-type="string">
            <text:p text:style-name="P8">4</text:p>
          </table:table-cell>
          <table:table-cell table:style-name="Table1.A5" office:value-type="string">
            <text:p text:style-name="P3">/--/</text:p>
          </table:table-cell>
          <table:table-cell table:style-name="Table1.A5" office:value-type="string">
            <text:p text:style-name="P3">/--/</text:p>
          </table:table-cell>
          <table:table-cell table:style-name="Table1.A5" office:value-type="string">
            <text:p text:style-name="P3">/--/</text:p>
          </table:table-cell>
        </table:table-row>
        <table:table-row table:style-name="Table1.1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3"><text:span text:style-name="T4">odd_list(</text:span><text:span text:style-name="T2">[], </text:span><text:span text:style-name="T4">ResTail)</text:span></text:p>
          </table:table-cell>
          <table:table-cell table:style-name="Table1.A1" office:value-type="string">
            <text:p text:style-name="P3"><text:span text:style-name="T2">odd_list([], []) </text:span><text:span text:style-name="T4">и</text:span><text:span text:style-name="T2"> odd_list([], ResTail)</text:span></text:p>
            <text:p text:style-name="P3"><text:span text:style-name="T7">Результат:</text:span><text:span text:style-name="T4"> успех + подстановка {</text:span><text:span text:style-name="T2">Restail</text:span><text:span text:style-name="T4"> = []}</text:span></text:p>
          </table:table-cell>
          <table:table-cell table:style-name="Table1.A1" office:value-type="string">
            <text:p text:style-name="P3"><text:span text:style-name="T4">Заголовок правила заменяется его телом </text:span><text:span text:style-name="T2">c</text:span><text:span text:style-name="T4"> учетом подстановки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3"><text:span text:style-name="T2">!</text:span></text:p>
          </table:table-cell>
          <table:table-cell table:style-name="Table1.A1" office:value-type="string">
            <text:p text:style-name="P3"><text:span text:style-name="T4">успех </text:span></text:p>
          </table:table-cell>
          <table:table-cell table:style-name="Table1.A1" office:value-type="string">
            <text:p text:style-name="P3"><text:span text:style-name="T4">Переход к следующему терму</text:span></text:p>
          </table:table-cell>
        </table:table-row>
        <table:table-row table:style-name="Table1.1"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"><text:span text:style-name="T4"><text:s/></text:span></text:p>
          </table:table-cell>
          <table:table-cell table:style-name="Table1.A1" office:value-type="string">
            <text:p text:style-name="P3"><text:span text:style-name="T4">Решение найдено, возврат резульатата </text:span><text:span text:style-name="T2">Restail</text:span><text:span text:style-name="T4"> = [</text:span><text:span text:style-name="T5">2, 4</text:span><text:span text:style-name="T6">l</text:span><text:span text:style-name="T4">]</text:span></text:p>
          </table:table-cell>
        </table:table-row>
      </table:table>
      <text:p text:style-name="caption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arlamova Ekaterina</meta:initial-creator>
    <meta:editing-cycles>10</meta:editing-cycles>
    <meta:creation-date>2022-04-25T13:18:00</meta:creation-date>
    <dc:date>2022-05-12T08:13:32.031771523</dc:date>
    <meta:editing-duration>PT2H49M22S</meta:editing-duration>
    <meta:generator>LibreOffice/6.4.7.2$Linux_X86_64 LibreOffice_project/40$Build-2</meta:generator>
    <meta:document-statistic meta:table-count="1" meta:image-count="0" meta:object-count="0" meta:page-count="1" meta:paragraph-count="33" meta:word-count="187" meta:character-count="1147" meta:non-whitespace-character-count="9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